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  <style:style style:name="T1" style:family="text">
      <style:text-properties officeooo:rsid="00079dbc"/>
    </style:style>
    <style:style style:name="T2" style:family="text">
      <style:text-properties officeooo:rsid="000b8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flag{e2f49f5a8b2e}</text:p>
      <text:p text:style-name="P4">This device is part of the <text:span text:style-name="T2">BSides Ottawa</text:span><text:span text:style-name="T1"> </text:span>capture-the-flag contest.</text:p>
      <text:p text:style-name="P2"/>
      <text:p text:style-name="P1"/>
      <text:p text:style-name="P1"/>
      <text:p text:style-name="P3"><text:s/>flag{a8e368bbb4aa}</text:p>
      <text:p text:style-name="P4">This device is part of the <text:span text:style-name="T2">BSides Ottawa</text:span> capture-the-flag con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2-11-24T17:59:46.326328541</dc:date>
    <meta:editing-duration>PT21H22M1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" meta:character-count="170" meta:non-whitespace-character-count="150"/>
  </office:meta>
</office:document-meta>
</file>